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78aae" officeooo:paragraph-rsid="00178aa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78aae" officeooo:paragraph-rsid="00178aae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78aae" officeooo:paragraph-rsid="00178aae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78aae" officeooo:paragraph-rsid="00178aae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178aae" officeooo:paragraph-rsid="00178aae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178aae" officeooo:paragraph-rsid="00178aae" style:font-size-asian="16pt" style:font-weight-asian="normal" style:font-size-complex="16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 overview </text:p>
      <text:p text:style-name="P2"/>
      <text:p text:style-name="P4">html basic tags</text:p>
      <text:p text:style-name="P5">HTML stands for Hypertext Markup Language.</text:p>
      <text:p text:style-name="P5"/>
      <text:p text:style-name="P5"/>
      <text:p text:style-name="P5">&lt;!DOCTYPE html&gt;</text:p>
      <text:p text:style-name="P5">&lt;html&gt;</text:p>
      <text:p text:style-name="P5">&lt;head&gt;</text:p>
      <text:p text:style-name="P5">&lt;title&gt;This is document title&lt;/title&gt;</text:p>
      <text:p text:style-name="P5">&lt;/head&gt;</text:p>
      <text:p text:style-name="P5">&lt;body&gt;</text:p>
      <text:p text:style-name="P5">&lt;h1&gt;This is a heading&lt;/h1&gt;</text:p>
      <text:p text:style-name="P5">&lt;p&gt;Document content goes here.....&lt;/p&gt;</text:p>
      <text:p text:style-name="P5">&lt;/body&gt;</text:p>
      <text:p text:style-name="P5">&lt;/html&gt;</text:p>
      <text:p text:style-name="P5"/>
      <text:p text:style-name="P2">html basic structure </text:p>
      <text:p text:style-name="P5">&lt;!DOCTYPE html&gt;</text:p>
      <text:p text:style-name="P5">&lt;html&gt;</text:p>
      <text:p text:style-name="P5">&lt;head&gt;</text:p>
      <text:p text:style-name="P5">&lt;title&gt;This is document title&lt;/title&gt;</text:p>
      <text:p text:style-name="P5">&lt;/head&gt;</text:p>
      <text:p text:style-name="P5">&lt;body&gt;</text:p>
      <text:p text:style-name="P5">&lt;h1&gt;This is a heading&lt;/h1&gt;</text:p>
      <text:p text:style-name="P5">&lt;p&gt;Document content goes here.....&lt;/p&gt;</text:p>
      <text:p text:style-name="P5">&lt;/body&gt;</text:p>
      <text:p text:style-name="P5">&lt;/html&gt;</text:p>
      <text:p text:style-name="P5"/>
      <text:p text:style-name="P3">The &lt;!DOCTYPE&gt; Declaration</text:p>
      <text:p text:style-name="P6">There are many other declaration types which can be used in HTML document depending</text:p>
      <text:p text:style-name="P6">on what version of HTML is being used. We will see more details on this while discussing</text:p>
      <text:p text:style-name="P6">&lt;!DOCTYPE...&gt; tag along with other HTML tags.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7T14:13:40.637432690</meta:creation-date>
    <dc:date>2022-07-17T14:19:08.843254754</dc:date>
    <meta:editing-duration>PT5M30S</meta:editing-duration>
    <meta:editing-cycles>1</meta:editing-cycles>
    <meta:document-statistic meta:table-count="0" meta:image-count="0" meta:object-count="0" meta:page-count="1" meta:paragraph-count="28" meta:word-count="95" meta:character-count="644" meta:non-whitespace-character-count="575"/>
    <meta:generator>LibreOffice/7.3.4.2$Linux_X86_64 LibreOffice_project/30$Build-2</meta:generator>
  </office:meta>
</office:document-meta>
</file>